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5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5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tandby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2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9" office:value-type="string" calcext:value-type="string">
            <text:p>Frame Relay</text:p>
          </table:table-cell>
          <table:table-cell table:style-name="ce5" table:number-columns-repeated="2"/>
          <table:table-cell table:style-name="ce22"/>
          <table:table-cell table:style-name="ce7" office:value-type="string" calcext:value-type="string">
            <text:p>Nemá sériové rozhrania, ale príkaz “frame-relay” je v globálnom konfiguračnom móde prítom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/>
          <table:table-cell table:style-name="ce21" office:value-type="string" calcext:value-type="string">
            <text:p>Príkaz je podporovaný, ale funkcionalita neotestovaná</text:p>
          </table:table-cell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5"/>
          <table:table-cell table:style-name="ce21" table:number-columns-repeated="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5" table:number-columns-repeated="2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2:00:56.05297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17:18:27.080205803</dc:date>
    <meta:editing-duration>PT20H58M50S</meta:editing-duration>
    <meta:editing-cycles>102</meta:editing-cycles>
    <meta:generator>LibreOffice/6.0.0.3$Linux_X86_64 LibreOffice_project/00m0$Build-3</meta:generator>
    <meta:document-statistic meta:table-count="1" meta:cell-count="243" meta:object-count="0"/>
  </office:meta>
</office:document-meta>
</file>